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start_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_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_falas</text:p>
          </table:table-cell>
          <table:table-cell office:value-type="string">
            <text:p>The island of dread</text:p>
          </table:table-cell>
          <table:table-cell table:number-columns-repeated="1022"/>
        </table:table-row>
        <table:table-row table:style-name="ro1">
          <table:table-cell office:value-type="string">
            <text:p>staff_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ce6"/>
        <table:table-column table:style-name="co3" table:number-columns-repeated="5" table:default-cell-style-name="ce6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Desc</text:p>
          </table:table-cell>
          <table:table-cell table:style-name="ce5" office:value-type="string">
            <text:p>Reward</text:p>
          </table:table-cell>
          <table:table-cell table:style-name="ce5" table:number-columns-repeated="4"/>
          <table:table-cell table:style-name="ce3" table:number-columns-repeated="1016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Ambushed! Rescued!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20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20"/>
        </table:table-row>
        <table:table-row table:style-name="ro1">
          <table:table-cell office:value-type="string">
            <text:p>corrupted_water</text:p>
          </table:table-cell>
          <table:table-cell office:value-type="string">
            <text:p>Corrupted water</text:p>
          </table:table-cell>
          <table:table-cell office:value-type="string">
            <text:p>Find the source of the water corruption</text:p>
          </table:table-cell>
          <table:table-cell office:value-type="string">
            <text:p>unlocks corruptions ?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30">04/30/2010</text:date>, <text:time>21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4-30T21:09:51</dc:date>
    <meta:editing-duration>PT00H40M51S</meta:editing-duration>
    <meta:editing-cycles>8</meta:editing-cycles>
    <meta:generator>OpenOffice.org/3.1$Linux OpenOffice.org_project/310m19$Build-9420</meta:generator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